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29fa" officeooo:paragraph-rsid="000129fa"/>
    </style:style>
    <style:style style:name="P2" style:family="paragraph" style:parent-style-name="Standard">
      <style:text-properties officeooo:rsid="0002448d" officeooo:paragraph-rsid="0002448d"/>
    </style:style>
    <style:style style:name="P3" style:family="paragraph" style:parent-style-name="Standard">
      <style:text-properties officeooo:rsid="0003f30b" officeooo:paragraph-rsid="0003f30b"/>
    </style:style>
    <style:style style:name="P4" style:family="paragraph" style:parent-style-name="Standard">
      <style:text-properties officeooo:rsid="000847dd" officeooo:paragraph-rsid="000a3ec6"/>
    </style:style>
    <style:style style:name="P5" style:family="paragraph" style:parent-style-name="Standard">
      <style:text-properties officeooo:paragraph-rsid="000a3ec6"/>
    </style:style>
    <style:style style:name="P6" style:family="paragraph" style:parent-style-name="Standard">
      <style:text-properties fo:font-style="italic" officeooo:rsid="000a3ec6" officeooo:paragraph-rsid="000a3ec6" style:font-style-asian="italic" style:font-style-complex="italic"/>
    </style:style>
    <style:style style:name="P7" style:family="paragraph" style:parent-style-name="Standard">
      <style:text-properties officeooo:rsid="001c1575" officeooo:paragraph-rsid="001c1575"/>
    </style:style>
    <style:style style:name="P8" style:family="paragraph" style:parent-style-name="Standard">
      <style:text-properties officeooo:rsid="001d6a0b" officeooo:paragraph-rsid="001d6a0b"/>
    </style:style>
    <style:style style:name="P9" style:family="paragraph" style:parent-style-name="Standard">
      <style:text-properties officeooo:rsid="00210745" officeooo:paragraph-rsid="00210745"/>
    </style:style>
    <style:style style:name="P10" style:family="paragraph" style:parent-style-name="Standard">
      <style:text-properties officeooo:rsid="0023349d" officeooo:paragraph-rsid="0023349d"/>
    </style:style>
    <style:style style:name="P11" style:family="paragraph" style:parent-style-name="Standard">
      <style:text-properties officeooo:rsid="00273aaf" officeooo:paragraph-rsid="00273aaf"/>
    </style:style>
    <style:style style:name="P12" style:family="paragraph" style:parent-style-name="Standard">
      <style:text-properties officeooo:rsid="002c328c" officeooo:paragraph-rsid="002ece2e"/>
    </style:style>
    <style:style style:name="P13" style:family="paragraph" style:parent-style-name="Standard">
      <style:paragraph-properties fo:margin-left="0cm" fo:margin-right="0cm" fo:margin-top="0cm" fo:margin-bottom="0.494cm" loext:contextual-spacing="false" fo:line-height="100%" fo:text-indent="0cm" style:auto-text-indent="false"/>
      <style:text-properties officeooo:rsid="000a55f1" officeooo:paragraph-rsid="0014c3c4"/>
    </style:style>
    <style:style style:name="P14" style:family="paragraph" style:parent-style-name="Standard">
      <style:paragraph-properties fo:margin-left="0cm" fo:margin-right="0cm" fo:margin-top="0cm" fo:margin-bottom="0.494cm" loext:contextual-spacing="false" fo:line-height="100%" fo:text-indent="0cm" style:auto-text-indent="false"/>
      <style:text-properties officeooo:rsid="001976c8" officeooo:paragraph-rsid="00210745"/>
    </style:style>
    <style:style style:name="P15" style:family="paragraph" style:parent-style-name="Standard_20__28_user_29_">
      <style:paragraph-properties fo:text-align="justify" style:justify-single-word="false"/>
      <style:text-properties officeooo:rsid="0002448d" officeooo:paragraph-rsid="0030982f"/>
    </style:style>
    <style:style style:name="P16" style:family="paragraph" style:parent-style-name="Standard_20__28_user_29_">
      <style:paragraph-properties fo:text-align="justify" style:justify-single-word="false"/>
      <style:text-properties officeooo:paragraph-rsid="0030982f"/>
    </style:style>
    <style:style style:name="T1" style:family="text">
      <style:text-properties officeooo:rsid="0004865f"/>
    </style:style>
    <style:style style:name="T2" style:family="text">
      <style:text-properties officeooo:rsid="000559b3"/>
    </style:style>
    <style:style style:name="T3" style:family="text">
      <style:text-properties officeooo:rsid="00077902"/>
    </style:style>
    <style:style style:name="T4" style:family="text">
      <style:text-properties officeooo:rsid="000847dd"/>
    </style:style>
    <style:style style:name="T5" style:family="text">
      <style:text-properties fo:font-size="12pt" style:font-size-asian="12pt"/>
    </style:style>
    <style:style style:name="T6" style:family="text">
      <style:text-properties fo:font-size="12pt" style:font-size-asian="12pt" style:font-name-complex="Calibri" style:font-size-complex="12pt"/>
    </style:style>
    <style:style style:name="T7" style:family="text">
      <style:text-properties fo:font-size="12pt" officeooo:rsid="000a3ec6" style:font-size-asian="12pt"/>
    </style:style>
    <style:style style:name="T8" style:family="text">
      <style:text-properties fo:font-size="12pt" officeooo:rsid="001a6097" style:font-size-asian="12pt"/>
    </style:style>
    <style:style style:name="T9" style:family="text">
      <style:text-properties fo:font-size="12pt" officeooo:rsid="001aca95" style:font-size-asian="12pt"/>
    </style:style>
    <style:style style:name="T10" style:family="text">
      <style:text-properties fo:font-size="12pt" officeooo:rsid="00210745" style:font-size-asian="12pt"/>
    </style:style>
    <style:style style:name="T11" style:family="text">
      <style:text-properties fo:font-size="12pt" officeooo:rsid="0022e6ad" style:font-size-asian="12pt"/>
    </style:style>
    <style:style style:name="T12" style:family="text">
      <style:text-properties fo:font-size="12pt" fo:background-color="#ffffff" loext:char-shading-value="0" style:font-size-asian="12pt" style:font-name-complex="Calibri" style:font-size-complex="12pt"/>
    </style:style>
    <style:style style:name="T13" style:family="text">
      <style:text-properties fo:font-size="12pt" officeooo:rsid="000bf7ff" fo:background-color="#ffffff" loext:char-shading-value="0" style:font-size-asian="12pt" style:font-name-complex="Calibri" style:font-size-complex="12pt"/>
    </style:style>
    <style:style style:name="T14" style:family="text">
      <style:text-properties fo:font-size="12pt" officeooo:rsid="000d75d0" fo:background-color="#ffffff" loext:char-shading-value="0" style:font-size-asian="12pt" style:font-name-complex="Calibri" style:font-size-complex="12pt"/>
    </style:style>
    <style:style style:name="T15" style:family="text">
      <style:text-properties fo:font-size="12pt" officeooo:rsid="000e6551" fo:background-color="#ffffff" loext:char-shading-value="0" style:font-size-asian="12pt" style:font-name-complex="Calibri" style:font-size-complex="12pt"/>
    </style:style>
    <style:style style:name="T16" style:family="text">
      <style:text-properties fo:font-size="12pt" officeooo:rsid="000f60a6" fo:background-color="#ffffff" loext:char-shading-value="0" style:font-size-asian="12pt" style:font-name-complex="Calibri" style:font-size-complex="12pt"/>
    </style:style>
    <style:style style:name="T17" style:family="text">
      <style:text-properties fo:font-size="12pt" officeooo:rsid="001035be" fo:background-color="#ffffff" loext:char-shading-value="0" style:font-size-asian="12pt" style:font-name-complex="Calibri" style:font-size-complex="12pt"/>
    </style:style>
    <style:style style:name="T18" style:family="text">
      <style:text-properties fo:font-size="12pt" officeooo:rsid="00108f7e" fo:background-color="#ffffff" loext:char-shading-value="0" style:font-size-asian="12pt" style:font-name-complex="Calibri" style:font-size-complex="12pt"/>
    </style:style>
    <style:style style:name="T19" style:family="text">
      <style:text-properties fo:font-size="12pt" officeooo:rsid="0014c3c4" fo:background-color="#ffffff" loext:char-shading-value="0" style:font-size-asian="12pt" style:font-name-complex="Calibri" style:font-size-complex="12pt"/>
    </style:style>
    <style:style style:name="T20" style:family="text">
      <style:text-properties fo:font-size="12pt" officeooo:rsid="00179a19" fo:background-color="#ffffff" loext:char-shading-value="0" style:font-size-asian="12pt" style:font-name-complex="Calibri" style:font-size-complex="12pt"/>
    </style:style>
    <style:style style:name="T21" style:family="text">
      <style:text-properties officeooo:rsid="000a55f1"/>
    </style:style>
    <style:style style:name="T22" style:family="text">
      <style:text-properties officeooo:rsid="001aca95"/>
    </style:style>
    <style:style style:name="T23" style:family="text">
      <style:text-properties officeooo:rsid="00210745"/>
    </style:style>
    <style:style style:name="T24" style:family="text">
      <style:text-properties officeooo:rsid="0025b84c"/>
    </style:style>
    <style:style style:name="T25" style:family="text">
      <style:text-properties officeooo:rsid="00273aaf"/>
    </style:style>
    <style:style style:name="T26" style:family="text">
      <style:text-properties officeooo:rsid="0027acdc"/>
    </style:style>
    <style:style style:name="T27" style:family="text">
      <style:text-properties officeooo:rsid="002db883"/>
    </style:style>
    <style:style style:name="T28" style:family="text">
      <style:text-properties officeooo:rsid="002e52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Final Ydays Partie Alex Soudant</text:p>
      <text:p text:style-name="P1"/>
      <text:p text:style-name="P2">Résumé :</text:p>
      <text:p text:style-name="P2"/>
      <text:p text:style-name="P2">Dans le cadre des journées Ydays qui permettent aux étudiants Ynov de développer un projet de leur choix, nous avons contribué à la création de plusieurs applications mobiles en relation avec la nouvelle technologie Beacons. <text:span text:style-name="T1">Nous présentons dans ce rapport, les travaux effectués pour atteindre <text:s/>les objectifs suivant : la création d’une application qui puisse ouvrir le portail de l’école à distance pour le staff Ynov et une seconde application qui permet de connaître la présence ou l’absence du staff dans l’openspace de l’école. <text:s text:c="2"/></text:span></text:p>
      <text:p text:style-name="P2"/>
      <text:p text:style-name="P2"><text:span text:style-name="T2">Introduction - </text:span>Beacons : qu’est ce que c’est?</text:p>
      <text:p text:style-name="P2"/>
      <text:p text:style-name="P2"><text:span text:style-name="T3">Chapitre 1 - </text:span>Beacons : <text:s/>mode de fonctionnement</text:p>
      <text:p text:style-name="P2"/>
      <text:p text:style-name="P2"><text:span text:style-name="T4">Chapitre 2 - </text:span>Objectifs pour les Ydays</text:p>
      <text:p text:style-name="P2"/>
      <text:p text:style-name="P4"><text:span text:style-name="T5">Suite à la prise de renseignements sur le mode de fonctionnement des beacons, </text:span><text:span text:style-name="T7">nous nous sommes concertés pour développer des idées d’applications possibles qui soient utiles dans le cadre d’une utilisation sur le campus Ynov. Ces idées sont regroupées dans la table 1.</text:span></text:p>
      <text:p text:style-name="P5"/>
      <text:p text:style-name="P6">Table 1 : idées d’application de la technologie Beacons <text:span text:style-name="T21">sur le campus Ynov</text:span></text:p>
      <text:p text:style-name="Standard"><text:span text:style-name="T12">-Carte de l'école pour localiser les </text:span><text:span text:style-name="T14">membres du staff</text:span><text:span text:style-name="T6"><text:line-break/></text:span><text:span text:style-name="T12">-Lien des beacons avec channel slack</text:span><text:span text:style-name="T6"><text:line-break/></text:span><text:span text:style-name="T12">-Status présent/occupé/absent pour le personnel Ynov</text:span><text:span text:style-name="T6"><text:line-break/></text:span><text:span text:style-name="T12">-Avec estimote Mirror (connexion Ecran TV) infos ciblées par profil d'étudiants sur les évènements sur Nantes</text:span><text:span text:style-name="T6"><text:line-break/></text:span><text:span text:style-name="T12">-Panic bouton (agression/malaise/blessure) sur le ca</text:span>mpus<text:line-break/>-Jeu "chasse d'œufs de pâques" ou "chasse au trésor"</text:p>
      <text:p text:style-name="Standard">- Ouverture du portail du parking</text:p>
      <text:p text:style-name="Standard"/>
      <text:p text:style-name="P13"><text:span text:style-name="T12">Parmi ces idées, <text:s/></text:span><text:span text:style-name="T13">nous avons choisi de voter pour deux projets qui puissent être développés parallèlement durant les Ydays. </text:span><text:span text:style-name="T14">C</text:span><text:span text:style-name="T13">e vote </text:span><text:span text:style-name="T14">a conduit à la sélection d’un premier projet portant sur la localisation des membres du staff avec la connexion à Slack pour communiquer le status absent et un second projet permettant l’ouverture du portail du parking. </text:span><text:span text:style-name="T15">Ces idées nous ont séduites car elles facilitent le fonctionnement de l’école. En effet,</text:span><text:span text:style-name="T16"> le staff Ynov se déplace fréquemment sur le campus sur de courtes durées ce qui rend difficile la prise de contact direct </text:span><text:span text:style-name="T17">avec</text:span><text:span text:style-name="T16"> étudiants</text:span><text:span text:style-name="T17"> </text:span><text:span text:style-name="T16"><text:s/>qui doivent alors déranger les autres membres présents dans l’openspace. </text:span><text:span text:style-name="T18">Une application détectant la présence ou l’absence en temps réel du staff dans l’openspace semble donc un projet motivant visant l’amélioration des relations entre étudiants et staff. </text:span><text:span text:style-name="T19">Le contexte du second projet est que ……………………..</text:span><text:span text:style-name="T18"> <text:s/></text:span><text:span text:style-name="T20">Un application permettant de détecter qu’une personne autorisée se trouve à portée et ayant la volonté de pénétrer dans le parking du campus est également un projet concret dans le cadre de l’utilisation de beacons pour faciliter les déplacements motorisés sur le campus. <text:s/></text:span></text:p>
      <text:p text:style-name="P3"><text:span text:style-name="T22">Chapitre 3 - </text:span>Qui sommes nous ?</text:p>
      <text:p text:style-name="P3"/>
      <text:p text:style-name="P7">Les sept étudiants d’Ynov présents sur ces projets sont les suivants :</text:p>
      <text:p text:style-name="P7"/>
      <text:p text:style-name="P8">Alix Nouzillat : INGESUP B2</text:p>
      <text:p text:style-name="P8">Killian Barreau : INGESUP B1 </text:p>
      <text:p text:style-name="P8">Alexandre Desvall<text:span text:style-name="T23">é</text:span>es : INGESUP B3</text:p>
      <text:p text:style-name="P8">Charles Huet : INGESUP B1</text:p>
      <text:p text:style-name="P8"><text:soft-page-break/>Maxime Rolland : INGESUP B2</text:p>
      <text:p text:style-name="P8">Vincent Rouyer : MANA <text:span text:style-name="T23">A B1</text:span> </text:p>
      <text:p text:style-name="P8">Alex Soudant : INGESUP M1</text:p>
      <text:p text:style-name="P8"/>
      <text:p text:style-name="P10">Nous sommes donc six étudiants de la spécialité INGESUP qui pour vocation de former des spécialistes informatiques capable de développer la partie technique des produits du numériques et un <text:span text:style-name="T24">étudiant MANAA dont la spécialité est de concevoir le design des produits numériques. Aucun étudiant en ESSCA n’a souhaité participer à ce projet.</text:span></text:p>
      <text:p text:style-name="P8"/>
      <text:p text:style-name="P2"><text:span text:style-name="T25">Chapitre 4 - </text:span>Organisation du travail</text:p>
      <text:p text:style-name="P2"/>
      <text:p text:style-name="P14"><text:span text:style-name="T5">Pour faciliter le développement de ces projets de manière parallèle mais </text:span><text:span text:style-name="T8">aussi pour satisfaire les intérêts des sept étudiants </text:span><text:span text:style-name="T9">ayant choisi de s’initier à la technologie beacon, </text:span><text:span text:style-name="T10">nous nous sommes répartis en deux groupes de travail</text:span><text:span text:style-name="T9">. </text:span><text:span text:style-name="T10">Les étudiants souhaitant travailler sur le projet présence/absence du staff sont : Killian Barreau, Alexandre Desvallées et Alex Soudant. Tandis que les étudiants prenant en main le projet Portail sont : Alix Nouzillat, Charles Huet et Maxime Rolland. Du fait de la particularité de notre groupe d’avoir 6 développeurs et 1 seul « designer », Vincent Rouyet aura la charge de </text:span><text:span text:style-name="T11">prototyper les deux projets.</text:span><text:span text:style-name="T10"> <text:s text:c="4"/></text:span><text:span text:style-name="T9"><text:s/></text:span><text:span text:style-name="T8"><text:s/></text:span></text:p>
      <text:p text:style-name="P11">Chapitre 5 - Matériel</text:p>
      <text:p text:style-name="P11"/>
      <text:p text:style-name="P11">Pour pouvoir développer nos applications, nous avons commandé auprès du staff Ynov, un kit de développement Beacon « <text:span text:style-name="T5">Dev Kit Estimote Proximity Beacons »</text:span> chez le fournisseur Estimote (<text:a xlink:type="simple" xlink:href="http://estimote.com/" text:style-name="Internet_20_link" text:visited-style-name="Visited_20_Internet_20_Link"><text:span text:style-name="Internet_20_link"><text:span text:style-name="T5">http://estimote.com/</text:span></text:span></text:a>). <text:span text:style-name="T26">Ce kit contient deux beacons de proximité (portée 70 mètres) et un beacon Eddystone permettant la communication avec les deux autres beacons. Ce kit a été choisi car il correspond bien à nos besoins en termes de portée et un seul beacon par projet était suffisant pour nous permettre de tester nos applications. <text:s text:c="3"/></text:span></text:p>
      <text:p text:style-name="P2"/>
      <text:p text:style-name="P2">1ere partie: Projet Portal</text:p>
      <text:p text:style-name="P2"/>
      <text:p text:style-name="P2">…</text:p>
      <text:p text:style-name="P2">…</text:p>
      <text:p text:style-name="P2">…</text:p>
      <text:p text:style-name="P2"/>
      <text:p text:style-name="P2">2ième partie: Projet YPresence</text:p>
      <text:p text:style-name="P2"/>
      <text:p text:style-name="P2">Introduction – objectifs</text:p>
      <text:p text:style-name="P2"/>
      <text:p text:style-name="P12">Comme énoncé dans le Chapitre 2, nous étions particulièrement intéressé par le développement d’une application mobile facilitant la prise de contact entre étudiants et staff d’Ynov d’une manière qui puisse éviter les frictions dues aux nombreux déplacements du staff sur le campus et à l’indélicatesse de certains étudiants qui s’attendent à une disponibilité quasi-permanente des membres du staff. De ce constat réalisé en 2016, nous pensons qu’une application mobile capable d’afficher la présence ou absence en temps réel du personnel Ynov dans l’openspace sera un moyen supplémentaire pour les étudiants d’évaluer la disponibilité du staff si une prise de contact direct est nécessaire. Pour ce faire, un beacon sera placé dans l’openspace et communiquera avec les téléphones des membres du staff. Seule la distance au beacon qui est enregistrée lors de ces échanges servira à déterminer la présence ou l’absence d<text:span text:style-name="T27">ans</text:span> l’openspace des membres possédant l’application <text:span text:style-name="T27">installée </text:span>sur leur téléphone. <text:span text:style-name="T27">Nous avons choisi de développer, d</text:span>ans un premier temps, l’application s<text:span text:style-name="T27">ur la plateforme</text:span> Android en code natif. <text:span text:style-name="T27">Ce choix est motivé par l’absence de connaissances des membres du groupe dans les langages de programmation mobile (C#, Java, swift). De ce fait, le choix de la plateforme Android s’est imposée pour sa proximité avec le langage </text:span><text:soft-page-break/><text:span text:style-name="T27">Java qui sera étudié durant l’année scolaire et par la présence de nombreux téléphones sous Android sur le campus. Un autre avantage est la disponibilité de cours Udacity gratuits et de grande qualité en Android (https://www.udacity.com/courses/android) sponsorisé par Google ce qui permet de se former sur ce langage sur son temps libre.</text:span></text:p>
      <text:p text:style-name="P2"/>
      <text:p text:style-name="P2">Organisation du travail</text:p>
      <text:p text:style-name="P2"/>
      <text:p text:style-name="P16">Pour simplifier l’utilisation de l’application, celle-ci sera divisée en deux variantes :</text:p>
      <text:p text:style-name="P16">- Une variante qui est destinée uniquement à déterminer la présence des membres du staff et donc destinée à être exclusivement utilisé par le personnel Ynov ;</text:p>
      <text:p text:style-name="P15">- Et l’autre variante qui communiquera avec Slack pour récupérer les infos de présence du staff et donc destinée aux étudiants.</text:p>
      <text:p text:style-name="P15"/>
      <text:p text:style-name="P15"/>
      <text:p text:style-name="P2"/>
      <text:p text:style-name="P2">Application Student</text:p>
      <text:p text:style-name="P2">…</text:p>
      <text:p text:style-name="P2">…</text:p>
      <text:p text:style-name="P2">…</text:p>
      <text:p text:style-name="P2"/>
      <text:p text:style-name="P2">Application Staff</text:p>
      <text:p text:style-name="P2">…</text:p>
      <text:p text:style-name="P2">…</text:p>
      <text:p text:style-name="P2">…</text:p>
      <text:p text:style-name="P8"/>
      <text:p text:style-name="P9">Design</text:p>
      <text:p text:style-name="P9"/>
      <text:p text:style-name="P9"/>
      <text:p text:style-name="P8"/>
      <text:p text:style-name="P8">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21:05:01.414960708</meta:creation-date>
    <dc:date>2017-03-29T10:02:48.296007494</dc:date>
    <meta:editing-duration>PT12H47M14S</meta:editing-duration>
    <meta:editing-cycles>46</meta:editing-cycles>
    <meta:generator>LibreOffice/5.1.6.2$Linux_X86_64 LibreOffice_project/10m0$Build-2</meta:generator>
    <meta:document-statistic meta:table-count="0" meta:image-count="0" meta:object-count="0" meta:page-count="3" meta:paragraph-count="46" meta:word-count="1057" meta:character-count="6673" meta:non-whitespace-character-count="5638"/>
  </office:meta>
</office:document-meta>
</file>